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59.7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date" office:date-value="2019-01-31" calcext:value-type="date">
            <text:p>1/31/2019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style-name="ce9" table:number-columns-repeated="1020"/>
        </table:table-row>
        <table:table-row table:style-name="ro2">
          <table:table-cell table:style-name="ce1" office:value-type="date" office:date-value="2019-03-13" calcext:value-type="date">
            <text:p>3/13/2019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3">
          <table:table-cell table:style-name="ce1" office:value-type="date" office:date-value="2019-02-28" calcext:value-type="date">
            <text:p>2/28/2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style-name="ce10" table:number-columns-repeated="1020"/>
        </table:table-row>
        <table:table-row table:style-name="ro2">
          <table:table-cell table:style-name="ce1" office:value-type="date" office:date-value="2018-11-27" calcext:value-type="date">
            <text:p>11/27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1-22" calcext:value-type="date">
            <text:p>1/22/2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1-30" calcext:value-type="date">
            <text:p>1/30/2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1-25" calcext:value-type="date">
            <text:p>1/25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2-13" calcext:value-type="date">
            <text:p>2/13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2-08" calcext:value-type="date">
            <text:p>2/8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2-05" calcext:value-type="date">
            <text:p>2/5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1-18" calcext:value-type="date">
            <text:p>1/18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2-01" calcext:value-type="date">
            <text:p>2/1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3-08" calcext:value-type="date">
            <text:p>3/8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06" calcext:value-type="date">
            <text:p>2/6/201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3-02-27" calcext:value-type="date">
            <text:p>2/27/201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1-05" calcext:value-type="date">
            <text:p>1/5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1-08" calcext:value-type="date">
            <text:p>1/8/201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2-03" calcext:value-type="date">
            <text:p>2/3/2015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3-13" calcext:value-type="date">
            <text:p>3/13/201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1-09" calcext:value-type="date">
            <text:p>1/9/201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1-06" calcext:value-type="date">
            <text:p>1/6/201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6-04-04" calcext:value-type="date">
            <text:p>4/4/201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12-11" calcext:value-type="date">
            <text:p>12/11/201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1-17" calcext:value-type="date">
            <text:p>1/17/201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2-02" calcext:value-type="date">
            <text:p>2/2/201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11-16" calcext:value-type="date">
            <text:p>11/16/201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3-01-16" calcext:value-type="date">
            <text:p>1/16/201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1-17" calcext:value-type="date">
            <text:p>1/17/201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12-22" calcext:value-type="date">
            <text:p>12/22/20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9-02-12" calcext:value-type="date">
            <text:p>2/12/2019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12" calcext:value-type="date">
            <text:p>2/12/20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05" calcext:value-type="date">
            <text:p>2/5/201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52381" calcext:value-type="float">
            <text:p>42.52381</text:p>
          </table:table-cell>
          <table:table-cell table:style-name="ce6" office:value-type="float" office:value="-73.71188" calcext:value-type="float">
            <text:p>-73.71188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3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8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 table:number-rows-repeated="9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style-name="ce3"/>
          <table:table-cell table:style-name="Default"/>
          <table:table-cell table:number-columns-repeated="1022"/>
        </table:table-row>
        <table:table-row table:style-name="ro2">
          <table:table-cell table:style-name="ce3"/>
          <table:table-cell table:style-name="ce2"/>
          <table:table-cell table:style-name="ce3"/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08:51:34.757150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9-07-16T13:55:09</meta:print-date>
    <meta:creation-date>2019-07-16T13:30:40</meta:creation-date>
    <dc:date>2019-07-25T08:53:35.619997927</dc:date>
    <meta:generator>LibreOffice/6.2.5.2$Linux_X86_64 LibreOffice_project/a887734edd14b7c31b8ab527c0422d03c5e16f8b</meta:generator>
    <meta:editing-duration>PT21M12S</meta:editing-duration>
    <meta:editing-cycles>6</meta:editing-cycles>
    <meta:document-statistic meta:table-count="3" meta:cell-count="128" meta:object-count="0"/>
    <meta:user-defined meta:name="AppVersion">16.0300</meta:user-defined>
    <meta:user-defined meta:name="Company">East Greenbush Central 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